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8.913cm"/>
    </style:style>
    <style:style style:name="co7" style:family="table-column">
      <style:table-column-properties fo:break-before="auto" style:column-width="6.3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7.16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11.8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 fo:color="#468a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dpoint</text:p>
          </table:table-cell>
          <table:table-cell office:value-type="string" calcext:value-type="string">
            <text:p>Resultado</text:p>
          </table:table-cell>
          <table:table-cell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character/&lt;id&gt;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character/1/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{</text:p>
            <text:p>    "name": "Luke Skywalker",</text:p>
            <text:p>    "height": "172",</text:p>
            <text:p>    "mass": "77",</text:p>
            <text:p>    "hair_color": "blond",</text:p>
            <text:p>    "skin_color": "fair",</text:p>
            <text:p>    "eye_color": "blue",</text:p>
            <text:p>    "birth_year": "19BBY",</text:p>
            <text:p>    "gender": "male",</text:p>
            <text:p>    "<text:span text:style-name="T1">species_name</text:span>": "Human",</text:p>
            <text:p>    "<text:span text:style-name="T1">homeworlds</text:span>": {</text:p>
            <text:p>        "name": "Tatooine",</text:p>
            <text:p>        "population": "200000",</text:p>
            <text:p>        "known_residents_count": 9</text:p>
            <text:p>    },</text:p>
            <text:p>    "average_rating": “0”,</text:p>
            <text:p>    “max_ragin”: “0”</text:p>
            <text:p>}</text:p>
          </table:table-cell>
          <table:table-cell table:style-name="ce1" office:value-type="string" calcext:value-type="string">
            <text:p>{</text:p>
            <text:p>    "name": "Luke Skywalker",</text:p>
            <text:p>    "height": "172",</text:p>
            <text:p>    "mass": "77",</text:p>
            <text:p>    "hair_color": "blond",</text:p>
            <text:p>    "skin_color": "fair",</text:p>
            <text:p>    "eye_color": "blue",</text:p>
            <text:p>    "birth_year": "19BBY",</text:p>
            <text:p>    "gender": "male",</text:p>
            <text:p>    "<text:span text:style-name="T1">species_name</text:span>": "Human",</text:p>
            <text:p>    "<text:span text:style-name="T1">homeworlds</text:span>": {</text:p>
            <text:p>        "name": "Tatooine",</text:p>
            <text:p>        "population": "200000",</text:p>
            <text:p>        "known_residents_count": 9</text:p>
            <text:p>    },</text:p>
            <text:p>    "average_rating": “4,5”,</text:p>
            <text:p>    “max_ragin”: “5”</text:p>
            <text:p>}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/character/&lt;id&gt;/rating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character/1/rating/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 se guarda</text:p>
          </table:table-cell>
          <table:table-cell office:value-type="string" calcext:value-type="string">
            <text:p>/character/1/rating/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        "ratings": [</text:p>
            <text:p>            {</text:p>
            <text:p>                "id": 1,</text:p>
            <text:p>                "rating": 5,</text:p>
            <text:p>                "personaje": 1</text:p>
            <text:p>            },</text:p>
            <text:p>            {</text:p>
            <text:p>                "id": 2,</text:p>
            <text:p>                "rating": 4,</text:p>
            <text:p>                "personaje": 1</text:p>
            <text:p>            }</text:p>
            <text:p>        ]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dpoint</text:p>
          </table:table-cell>
          <table:table-cell office:value-type="string" calcext:value-type="string">
            <text:p>Resultado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&lt;id&gt;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character/1/</text:p>
          </table:table-cell>
          <table:table-cell/>
          <table:table-cell office:value-type="string" calcext:value-type="string">
            <text:p>Modificar la Vista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{</text:p>
            <text:p>    "id": 1,</text:p>
            <text:p>    "name": "Luke Skywalker",</text:p>
            <text:p>    "height": "172",</text:p>
            <text:p>    "mass": "77",</text:p>
            <text:p>    "hair_color": "blond",</text:p>
            <text:p>    "skin_color": "fair",</text:p>
            <text:p>    "eye_color": "blue",</text:p>
            <text:p>    "birth_year": "19BBY",</text:p>
            <text:p>    "gender": "male",</text:p>
            <text:p>    "species_name": "https://swapi.dev/api/species/1/",</text:p>
            <text:p>    "homeworlds": {</text:p>
            <text:p>        "personaje": 1,</text:p>
            <text:p>        "name": "Tatooine",</text:p>
            <text:p>        "population": "200000",</text:p>
            <text:p>        "known_residents_count": 9</text:p>
            <text:p>    },</text:p>
            <text:p>    "ratings": [</text:p>
            <text:p>        {</text:p>
            <text:p>            "id": 1,</text:p>
            <text:p>            "rating": 5,</text:p>
            <text:p>            "personaje": 1</text:p>
            <text:p>        },</text:p>
            <text:p>        {</text:p>
            <text:p>            "id": 2,</text:p>
            <text:p>            "rating": 4,</text:p>
            <text:p>            "personaje": 1</text:p>
            <text:p>        }</text:p>
            <text:p>    ]</text:p>
            <text:p>}</text:p>
          </table:table-cell>
          <table:table-cell/>
        </table:table-row>
      </table:table>
      <table:table table:name="Flujo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Serialize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rializer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om rest_framework import serializer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rializers.Serializer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rializers.ModelSerializ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reate(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pdate(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0:37:09.018067787</meta:creation-date>
    <dc:date>2020-08-29T11:47:21.433473951</dc:date>
    <meta:editing-duration>PT1H</meta:editing-duration>
    <meta:editing-cycles>5</meta:editing-cycles>
    <meta:generator>LibreOffice/6.4.4.2$Linux_X86_64 LibreOffice_project/3d775be2011f3886db32dfd395a6a6d1ca2630ff</meta:generator>
    <meta:document-statistic meta:table-count="3" meta:cell-count="33" meta:object-count="0"/>
  </office:meta>
</office:document-meta>
</file>